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b6c" officeooo:paragraph-rsid="0013cb6c"/>
    </style:style>
    <style:style style:name="P2" style:family="paragraph" style:parent-style-name="Standard">
      <style:text-properties officeooo:rsid="0013cb6c" officeooo:paragraph-rsid="0013cb6c"/>
    </style:style>
    <style:style style:name="P3" style:family="paragraph" style:parent-style-name="Standard">
      <style:text-properties officeooo:rsid="0013cb6c" officeooo:paragraph-rsid="0017a040"/>
    </style:style>
    <style:style style:name="P4" style:family="paragraph" style:parent-style-name="Standard">
      <style:text-properties officeooo:rsid="001684f1" officeooo:paragraph-rsid="001684f1"/>
    </style:style>
    <style:style style:name="P5" style:family="paragraph" style:parent-style-name="Standard">
      <style:text-properties officeooo:rsid="001684f1" officeooo:paragraph-rsid="0017a040"/>
    </style:style>
    <style:style style:name="P6" style:family="paragraph" style:parent-style-name="Standard">
      <style:text-properties officeooo:rsid="0017a040" officeooo:paragraph-rsid="0017a040"/>
    </style:style>
    <style:style style:name="P7" style:family="paragraph" style:parent-style-name="Standard">
      <style:text-properties fo:font-weight="bold" officeooo:rsid="0017a040" officeooo:paragraph-rsid="0017a040" style:font-weight-asian="bold" style:font-weight-complex="bold"/>
    </style:style>
    <style:style style:name="T1" style:family="text">
      <style:text-properties officeooo:rsid="001684f1"/>
    </style:style>
    <style:style style:name="T2" style:family="text">
      <style:text-properties officeooo:rsid="0017a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ребования</text:span>:</text:p>
      <text:p text:style-name="P1"><text:tab/>Url to moodle:<text:a xlink:type="simple" xlink:href="https://moodle.nntc.nnov.ru/pluginfile.php/115058/mod_resource/content/1/Аналитика.%20Перевод%20баллов%20в%20оценки.pdf" text:style-name="Internet_20_link" text:visited-style-name="Visited_20_Internet_20_Link">https://moodle.nntc.nnov.ru/pluginfile.php/115058/mod_resource/content/1/%D0%90%D0%BD%D0%B0%D0%BB%D0%B8%D1%82%D0%B8%D0%BA%D0%B0.%20%D0%9F%D0%B5%D1%80%D0%B5%D0%B2%D0%BE%D0%B4%20%D0%B1%D0%B0%D0%BB%D0%BB%D0%BE%D0%B2%20%D0%B2%20%D0%BE%D1%86%D0%B5%D0%BD%D0%BA%D0%B8.pdf</text:a></text:p>
      <text:p text:style-name="P1"/>
      <text:p text:style-name="P1"/>
      <text:p text:style-name="P7">Жук отчёт(Bug report) 1</text:p>
      <text:p text:style-name="P4">Некорректн<text:span text:style-name="T2">ое</text:span> значени<text:span text:style-name="T2">е</text:span> при получении оценки 4:</text:p>
      <text:p text:style-name="P4"/>
      <text:p text:style-name="P1"><text:span text:style-name="T1">Чтобы воспроизвести</text:span>:</text:p>
      <text:p text:style-name="P1"><text:tab/>var actualResult = Marks.getMarkResult(71);</text:p>
      <text:p text:style-name="P1"><text:tab/>Assert.assertEquals("4", actualResult);</text:p>
      <text:p text:style-name="P6">Ожидаемый результат 4: Реальный результат: no mark result</text:p>
      <text:p text:style-name="P6"/>
      <text:p text:style-name="P3"/>
      <text:p text:style-name="P7">Жук отчёт(Bug report) 2</text:p>
      <text:p text:style-name="P5">Некорректн<text:span text:style-name="T2">ые</text:span> значени<text:span text:style-name="T2">я</text:span> при получении оценки <text:span text:style-name="T2">5</text:span>:</text:p>
      <text:p text:style-name="P5"/>
      <text:p text:style-name="P3"><text:span text:style-name="T1">Чтобы воспроизвести</text:span><text:span text:style-name="T2">(1 случай)</text:span>:</text:p>
      <text:p text:style-name="P3"><text:tab/>var actualResult = Marks.getMarkResult(7<text:span text:style-name="T2">2</text:span>);</text:p>
      <text:p text:style-name="P3"><text:tab/>Assert.assertEquals("<text:span text:style-name="T2">5</text:span>", actualResult);</text:p>
      <text:p text:style-name="P6">Ожидаемый результат 5 Реальный результат: no mark result</text:p>
      <text:p text:style-name="P6"/>
      <text:p text:style-name="P3"><text:span text:style-name="T1">Чтобы воспроизвести</text:span><text:span text:style-name="T2">(2 случай)</text:span>:</text:p>
      <text:p text:style-name="P3"><text:tab/>var actualResult = Marks.getMarkResult(<text:span text:style-name="T2">100</text:span>);</text:p>
      <text:p text:style-name="P3"><text:tab/>Assert.assertEquals("<text:span text:style-name="T2">5</text:span>", actualResult);</text:p>
      <text:p text:style-name="P6">Ожидаемый результат 5 Реальный результат: no mark resul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9:31:54.924569560</meta:creation-date>
    <dc:date>2022-05-23T23:05:14.792493837</dc:date>
    <meta:editing-duration>PT11H44M14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8" meta:word-count="74" meta:character-count="928" meta:non-whitespace-character-count="865"/>
  </office:meta>
</office:document-meta>
</file>